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28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3.2929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9701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1.4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Oper 1</text:p>
          </table:table-cell>
          <table:table-cell table:style-name="ce2" office:value-type="string" calcext:value-type="string">
            <text:p>Oper 2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quence</text:p>
          </table:table-cell>
          <table:table-cell table:style-name="ce2" office:value-type="string" calcext:value-type="string">
            <text:p>Clock Cycles</text:p>
          </table:table-cell>
          <table:table-cell table:style-name="ce1"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“Fetch”</text:p>
          </table:table-cell>
          <table:table-cell table:number-columns-repeated="3"/>
          <table:table-cell office:value-type="string" calcext:value-type="string">
            <text:p>Fetch next instruction</text:p>
          </table:table-cell>
          <table:table-cell office:value-type="string" calcext:value-type="string">
            <text:p>M[PC] → &lt;inst dec&gt;</text:p>
            <text:p>PC + 1 → P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PC → PC</text:p>
            <text:p>PC → P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LDM $hhhh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Load from data memory to TOS</text:p>
          </table:table-cell>
          <table:table-cell office:value-type="string" calcext:value-type="string">
            <text:p>M[PC] → DRH</text:p>
            <text:p>PC + 1 → PC</text:p>
            <text:p>M[PC] → DRL</text:p>
            <text:p>SP - 1 → SP</text:p>
            <text:p>M[DR] → M[SP]</text:p>
            <text:p>PC + 1 → P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LDI</text:p>
          </table:table-cell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Increment DR, load data mem to TOS</text:p>
          </table:table-cell>
          <table:table-cell office:value-type="string" calcext:value-type="string">
            <text:p>DR + 1 → DR</text:p>
            <text:p>SP – 1 → SP</text:p>
            <text:p>M[DR] → M[SP]</text:p>
            <text:p>PC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STM $hhhh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Store TOS to data memory</text:p>
          </table:table-cell>
          <table:table-cell office:value-type="string" calcext:value-type="string">
            <text:p>M[PC] → DRH</text:p>
            <text:p>PC + 1 → PC</text:p>
            <text:p>M[PC] → DRL</text:p>
            <text:p>M[SP] → M[DR]</text:p>
            <text:p>SP + 1 → SP</text:p>
            <text:p>PC + 1 → P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STI</text:p>
          </table:table-cell>
          <table:table-cell office:value-type="string" calcext:value-type="string">
            <text:p>0x42</text:p>
          </table:table-cell>
          <table:table-cell table:number-columns-repeated="2"/>
          <table:table-cell office:value-type="string" calcext:value-type="string">
            <text:p>Increment DR, store TOS to data mem</text:p>
          </table:table-cell>
          <table:table-cell office:value-type="string" calcext:value-type="string">
            <text:p>DR + 1 → DR</text:p>
            <text:p>M[SP] → M[DR]</text:p>
            <text:p>SP + 1 → SP</text:p>
            <text:p>PC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PSH #dd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ACL</text:p>
          </table:table-cell>
          <table:table-cell/>
          <table:table-cell office:value-type="string" calcext:value-type="string">
            <text:p>Push direct data to TOS</text:p>
          </table:table-cell>
          <table:table-cell office:value-type="string" calcext:value-type="string">
            <text:p>M[PC] → ACL</text:p>
            <text:p>SP - 1 → SP</text:p>
            <text:p>ACL → M[SP]</text:p>
            <text:p>PC + 1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0x38</text:p>
          </table:table-cell>
          <table:table-cell table:number-columns-repeated="2"/>
          <table:table-cell office:value-type="string" calcext:value-type="string">
            <text:p>Pop TOS</text:p>
          </table:table-cell>
          <table:table-cell office:value-type="string" calcext:value-type="string">
            <text:p>M[SP] → ACL</text:p>
            <text:p>SP + 1 → SP</text:p>
            <text:p>0 → ACL</text:p>
            <text:p>PC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0x51</text:p>
          </table:table-cell>
          <table:table-cell table:number-columns-repeated="2"/>
          <table:table-cell office:value-type="string" calcext:value-type="string">
            <text:p>Adds top two stack values, push sum to TOS</text:p>
          </table:table-cell>
          <table:table-cell office:value-type="string" calcext:value-type="string">
            <text:p>M[SP] → ACL </text:p>
            <text:p>SP + 1 → SP</text:p>
            <text:p>AC + M[SP] → AC</text:p>
            <text:p>ACL → M[SP]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0x52</text:p>
          </table:table-cell>
          <table:table-cell table:number-columns-repeated="2"/>
          <table:table-cell office:value-type="string" calcext:value-type="string">
            <text:p>Subtracts top two stack values, push diff to TOS</text:p>
          </table:table-cell>
          <table:table-cell office:value-type="string" calcext:value-type="string">
            <text:p>M[SP] → ACL </text:p>
            <text:p>SP + 1 → SP</text:p>
            <text:p>AC - M[SP] → AC</text:p>
            <text:p>ACL → M[SP]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NEG</text:p>
          </table:table-cell>
          <table:table-cell office:value-type="string" calcext:value-type="string">
            <text:p>0x54</text:p>
          </table:table-cell>
          <table:table-cell table:number-columns-repeated="2"/>
          <table:table-cell office:value-type="string" calcext:value-type="string">
            <text:p>Negates TOS</text:p>
          </table:table-cell>
          <table:table-cell office:value-type="string" calcext:value-type="string">
            <text:p>0 → AC</text:p>
            <text:p>AC – M[SP] → AC</text:p>
            <text:p>ACL → M[SP]</text:p>
            <text:p>PC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AND #dd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ACL</text:p>
          </table:table-cell>
          <table:table-cell/>
          <table:table-cell office:value-type="string" calcext:value-type="string">
            <text:p>ANDs TOS with direct data, push result to TOS</text:p>
          </table:table-cell>
          <table:table-cell office:value-type="string" calcext:value-type="string">
            <text:p>M[PC] → ACL </text:p>
            <text:p>AC &amp; M[SP] → AC</text:p>
            <text:p>ACL → M[SP]</text:p>
            <text:p>PC + 1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ORR #dd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ACL</text:p>
          </table:table-cell>
          <table:table-cell/>
          <table:table-cell office:value-type="string" calcext:value-type="string">
            <text:p>Ors TOS with direct data, push result to TOS</text:p>
          </table:table-cell>
          <table:table-cell office:value-type="string" calcext:value-type="string">
            <text:p>M[PC] → ACL </text:p>
            <text:p>AC | M[SP] → AC</text:p>
            <text:p>ACL → M[SP]</text:p>
            <text:p>PC + 1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INV</text:p>
          </table:table-cell>
          <table:table-cell office:value-type="string" calcext:value-type="string">
            <text:p>0x5C</text:p>
          </table:table-cell>
          <table:table-cell table:number-columns-repeated="2"/>
          <table:table-cell office:value-type="string" calcext:value-type="string">
            <text:p>Inverts TOS, replace TOS with result</text:p>
          </table:table-cell>
          <table:table-cell office:value-type="string" calcext:value-type="string">
            <text:p>M[SP] → ACL</text:p>
            <text:p>invert AC → AC </text:p>
            <text:p>ACL → M[SP]</text:p>
            <text:p>PC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CPE #dd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ACL</text:p>
          </table:table-cell>
          <table:table-cell/>
          <table:table-cell table:style-name="ce4" office:value-type="string" calcext:value-type="string">
            <text:p>Compare if TOS is equal to direct data (TOS will be ‘0’ if equal)</text:p>
          </table:table-cell>
          <table:table-cell office:value-type="string" calcext:value-type="string">
            <text:p>M[PC] → ACL</text:p>
            <text:p>ACL xor M[SP] → ACL</text:p>
            <text:p>SP - 1 → SP</text:p>
            <text:p>ACL → M[SP]</text:p>
            <text:p>PC → PC</text:p>
            <text:p>PC + 1 → P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CNE #dd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ACL</text:p>
          </table:table-cell>
          <table:table-cell/>
          <table:table-cell table:style-name="ce4" office:value-type="string" calcext:value-type="string">
            <text:p>Compare if TOS is not equal to direct data (TOS will be not ‘0’ if not equal)</text:p>
          </table:table-cell>
          <table:table-cell office:value-type="string" calcext:value-type="string">
            <text:p>M[PC] → ACL</text:p>
            <text:p>ACL xor M[SP] → ACL</text:p>
            <text:p>SP - 1 → SP</text:p>
            <text:p>ACL → M[SP]</text:p>
            <text:p>PC → PC</text:p>
            <text:p>PC + 1 → P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BRZ &amp;label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ranch if TOS is zero, stack is popped</text:p>
          </table:table-cell>
          <table:table-cell office:value-type="string" calcext:value-type="string">
            <text:p>M[PC] - &gt; DRH</text:p>
            <text:p>PC + 1 → PC </text:p>
            <text:p>M[PC] → DRL</text:p>
            <text:p>M[SP] → AC</text:p>
            <text:p>SP + 1 → SP</text:p>
            <text:p>If AC = 0</text:p>
            <text:p>  DR → PC</text:p>
            <text:p>Else</text:p>
            <text:p>  PC + 1 → P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BRN &amp;label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ranch if TOS is not zero, stack is popped</text:p>
          </table:table-cell>
          <table:table-cell office:value-type="string" calcext:value-type="string">
            <text:p>M[PC] - &gt; DRH</text:p>
            <text:p>PC + 1 → PC </text:p>
            <text:p>M[PC] → DRL</text:p>
            <text:p>M[SP] → AC</text:p>
            <text:p>SP + 1 → SP</text:p>
            <text:p>If AC != 0</text:p>
            <text:p>  DR → PC</text:p>
            <text:p>Else</text:p>
            <text:p>  PC + 1 → P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BRU &amp;label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ranch unconditionally</text:p>
          </table:table-cell>
          <table:table-cell office:value-type="string" calcext:value-type="string">
            <text:p>M[PC] - &gt; DRH</text:p>
            <text:p>PC + 1 → PC </text:p>
            <text:p>M[PC] → DRL</text:p>
            <text:p>DR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INP</text:p>
          </table:table-cell>
          <table:table-cell office:value-type="string" calcext:value-type="string">
            <text:p>0x81</text:p>
          </table:table-cell>
          <table:table-cell table:number-columns-repeated="2"/>
          <table:table-cell office:value-type="string" calcext:value-type="string">
            <text:p>Input INP to TOS</text:p>
          </table:table-cell>
          <table:table-cell office:value-type="string" calcext:value-type="string">
            <text:p>SP - 1 → SP</text:p>
            <text:p>INP → M[SP]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0x82</text:p>
          </table:table-cell>
          <table:table-cell table:number-columns-repeated="2"/>
          <table:table-cell office:value-type="string" calcext:value-type="string">
            <text:p>Output TOS to OUT, stack is popped</text:p>
          </table:table-cell>
          <table:table-cell office:value-type="string" calcext:value-type="string">
            <text:p>M[SP] → OUT</text:p>
            <text:p>SP + 1 → SP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PRT</text:p>
          </table:table-cell>
          <table:table-cell office:value-type="string" calcext:value-type="string">
            <text:p>0x84</text:p>
          </table:table-cell>
          <table:table-cell table:number-columns-repeated="2"/>
          <table:table-cell office:value-type="string" calcext:value-type="string">
            <text:p>Print TOS to PRT, stack is popped</text:p>
          </table:table-cell>
          <table:table-cell office:value-type="string" calcext:value-type="string">
            <text:p>M[SP] → PRT</text:p>
            <text:p>SP + 1 → SP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PRD</text:p>
          </table:table-cell>
          <table:table-cell office:value-type="string" calcext:value-type="string">
            <text:p>0x88</text:p>
          </table:table-cell>
          <table:table-cell table:number-columns-repeated="2"/>
          <table:table-cell office:value-type="string" calcext:value-type="string">
            <text:p>Prints current stack depth to PRT</text:p>
          </table:table-cell>
          <table:table-cell office:value-type="string" calcext:value-type="string">
            <text:p>&lt;mem top&gt; → DR</text:p>
            <text:p>DR – SP → AC</text:p>
            <text:p>ACL → PRT</text:p>
            <text:p>PC → P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CLS</text:p>
          </table:table-cell>
          <table:table-cell office:value-type="string" calcext:value-type="string">
            <text:p>0x91</text:p>
          </table:table-cell>
          <table:table-cell table:number-columns-repeated="2"/>
          <table:table-cell office:value-type="string" calcext:value-type="string">
            <text:p>Clear the stack</text:p>
          </table:table-cell>
          <table:table-cell office:value-type="string" calcext:value-type="string">
            <text:p>&lt;mem top&gt; → SP</text:p>
            <text:p>PC → P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0x98</text:p>
          </table:table-cell>
          <table:table-cell table:number-columns-repeated="2"/>
          <table:table-cell office:value-type="string" calcext:value-type="string">
            <text:p>End of program (aka halt)</text:p>
          </table:table-cell>
          <table:table-cell office:value-type="string" calcext:value-type="string">
            <text:p>PC – 1 → PC</text:p>
            <text:p>PC → P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ST</text:p>
          </table:table-cell>
          <table:table-cell office:value-type="string" calcext:value-type="string">
            <text:p>0x9F</text:p>
          </table:table-cell>
          <table:table-cell table:number-columns-repeated="2"/>
          <table:table-cell office:value-type="string" calcext:value-type="string">
            <text:p>Reset CPU</text:p>
          </table:table-cell>
          <table:table-cell office:value-type="string" calcext:value-type="string">
            <text:p>0 → AC</text:p>
            <text:p>0 → DR</text:p>
            <text:p>0 → OUT</text:p>
            <text:p>0 → PRT</text:p>
            <text:p>&lt;mem top&gt; → SP</text:p>
            <text:p>0 → P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Stack CPU</text:span></text:p>
      </style:header>
      <style:header-left style:display="false"/>
      <style:header-first style:display="false">
        <text:p><text:span text:style-name="MT1">Stack CPU</text:span></text:p>
      </style:header-first>
      <style:footer>
        <text:p>Page <text:page-number>1</text:page-number></text:p>
      </style:footer>
      <style:footer-left style:display="false"/>
      <style:footer-first>
        <text:p>Page <text:page-number>1</text:page-number><text:s/>of <text:page-count>99</text:page-count></text:p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10:03:03.37497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6:09:20.311919400</meta:creation-date>
    <dc:date>2025-06-19T11:10:42.572144700</dc:date>
    <meta:editing-duration>PT41M7S</meta:editing-duration>
    <meta:editing-cycles>7</meta:editing-cycles>
    <meta:generator>LibreOffice/25.2.4.3$Windows_X86_64 LibreOffice_project/33e196637044ead23f5c3226cde09b47731f7e27</meta:generator>
    <meta:print-date>2025-06-18T18:19:38.980958400</meta:print-date>
    <meta:document-statistic meta:table-count="1" meta:cell-count="151" meta:object-count="0"/>
  </office:meta>
</office:document-meta>
</file>